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A000000437519A689.jpg" manifest:media-type="image/jpeg"/>
  <manifest:file-entry manifest:full-path="Pictures/100002010000019000000183B212A071.png" manifest:media-type="image/png"/>
  <manifest:file-entry manifest:full-path="Pictures/100000000000025000000250C71C1D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1.89cm" fo:margin-left="0cm" table:align="left"/>
    </style:style>
    <style:style style:name="Table1.A" style:family="table-column">
      <style:table-column-properties style:column-width="11.202cm"/>
    </style:style>
    <style:style style:name="Table1.B" style:family="table-column">
      <style:table-column-properties style:column-width="3.408cm"/>
    </style:style>
    <style:style style:name="Table1.C" style:family="table-column">
      <style:table-column-properties style:column-width="7.28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7.348cm"/>
        </style:tab-stops>
      </style:paragraph-properties>
      <style:text-properties style:font-name="Bitstream Vera Sans" fo:font-size="36pt" officeooo:rsid="000bb072" officeooo:paragraph-rsid="000bb072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36pt" officeooo:rsid="000d0aed" officeooo:paragraph-rsid="000d0aed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size="18pt" officeooo:rsid="000bb072" officeooo:paragraph-rsid="000bb072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54pt" officeooo:rsid="000bb072" officeooo:paragraph-rsid="000bb072" style:font-size-asian="54pt" style:font-size-complex="54pt"/>
    </style:style>
    <style:style style:name="P5" style:family="paragraph" style:parent-style-name="Table_20_Contents">
      <style:paragraph-properties fo:text-align="center" style:justify-single-word="false"/>
      <style:text-properties style:font-name="Bitstream Vera Sans" fo:font-size="36pt" style:font-size-asian="31.5pt" style:font-size-complex="36pt"/>
    </style:style>
    <style:style style:name="P6" style:family="paragraph" style:parent-style-name="Table_20_Contents">
      <style:paragraph-properties fo:text-align="center" style:justify-single-word="false"/>
      <style:text-properties style:font-name="Bitstream Vera Sans" fo:font-size="36pt" officeooo:rsid="000bb072" officeooo:paragraph-rsid="000bb072" style:font-size-asian="31.5pt" style:font-size-complex="36pt"/>
    </style:style>
    <style:style style:name="P7" style:family="paragraph" style:parent-style-name="Table_20_Contents">
      <style:paragraph-properties fo:text-align="center" style:justify-single-word="false"/>
      <style:text-properties style:font-name="Bitstream Vera Sans" fo:font-size="54pt" officeooo:rsid="000bb072" officeooo:paragraph-rsid="000bb072" style:font-size-asian="54pt" style:font-size-complex="5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IMAGINARY</text:p>
          </table:table-cell>
          <table:table-cell table:style-name="Table1.B1" office:value-type="string">
            <text:p text:style-name="P5"><draw:frame draw:style-name="fr1" draw:name="Image1" text:anchor-type="char" svg:x="0.081cm" svg:y="0.169cm" svg:width="4.454cm" svg:height="4.454cm" draw:z-index="0"><draw:image xlink:href="Pictures/100000000000025000000250C71C1D7C.png" xlink:type="simple" xlink:show="embed" xlink:actuate="onLoad"/></draw:frame></text:p>
          </table:table-cell>
          <table:table-cell table:style-name="Table1.A1" office:value-type="string">
            <text:p text:style-name="P6"/>
            <text:p text:style-name="P6"/>
            <text:p text:style-name="P6">France</text:p>
          </table:table-cell>
        </table:table-row>
      </table:table>
      <text:p text:style-name="P3"/>
      <text:p text:style-name="P3">a été soutenu financièrement par</text:p>
      <text:p text:style-name="P3"><draw:frame draw:style-name="fr2" draw:name="Image3" text:anchor-type="paragraph" svg:x="-0.136cm" svg:y="0.169cm" svg:width="4.83cm" svg:height="4.392cm" draw:z-index="2"><draw:image xlink:href="Pictures/100002010000019000000183B212A071.png" xlink:type="simple" xlink:show="embed" xlink:actuate="onLoad"/></draw:frame></text:p>
      <text:p text:style-name="P3"><draw:frame draw:style-name="fr2" draw:name="Image2" text:anchor-type="paragraph" svg:x="7.971cm" svg:y="0.4cm" svg:width="15.028cm" svg:height="2.364cm" draw:z-index="1"><draw:image xlink:href="Pictures/10000000000001AA000000437519A689.jpg" xlink:type="simple" xlink:show="embed" xlink:actuate="onLoad"/></draw:frame></text:p>
      <text:p text:style-name="P4">&amp;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17.6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 Sabogal</meta:initial-creator>
    <meta:creation-date>2016-10-16T12:15:17.092475671</meta:creation-date>
    <dc:date>2016-10-16T12:38:14.799799827</dc:date>
    <dc:creator>Alba Sabogal</dc:creator>
    <meta:editing-duration>PT22M57S</meta:editing-duration>
    <meta:editing-cycles>3</meta:editing-cycles>
    <meta:generator>LibreOffice/4.3.3.2$Linux_X86_64 LibreOffice_project/430m0$Build-2</meta:generator>
    <meta:printed-by>Alba Sabogal</meta:printed-by>
    <meta:print-date>2016-10-16T12:36:45.005164825</meta:print-date>
    <meta:document-statistic meta:table-count="1" meta:image-count="3" meta:object-count="0" meta:page-count="2" meta:paragraph-count="4" meta:word-count="8" meta:character-count="48" meta:non-whitespace-character-count="44"/>
  </office:meta>
</office:document-meta>
</file>